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color="#FF0000"/>
    </style:style>
    <style:style style:name="T5" style:parent-style-name="Policepardéfaut" style:family="text">
      <style:text-properties fo:color="#FF0000"/>
    </style:style>
    <style:style style:name="T6" style:parent-style-name="Policepardéfaut" style:family="text">
      <style:text-properties fo:color="#FF0000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color="#FF0000"/>
    </style:style>
    <style:style style:name="P9" style:parent-style-name="Normal" style:family="paragraph">
      <style:paragraph-properties fo:margin-left="0.4916in">
        <style:tab-stops/>
      </style:paragraph-properties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color="#FF0000"/>
    </style:style>
    <style:style style:name="T13" style:parent-style-name="Policepardéfaut" style:family="text">
      <style:text-properties fo:color="#FF0000"/>
    </style:style>
    <style:style style:name="T14" style:parent-style-name="Policepardéfaut" style:family="text">
      <style:text-properties fo:color="#FF0000"/>
    </style:style>
    <style:style style:name="T15" style:parent-style-name="Policepardéfaut" style:family="text">
      <style:text-properties fo:color="#FF0000"/>
    </style:style>
    <style:style style:name="T16" style:parent-style-name="Policepardéfaut" style:family="text">
      <style:text-properties fo:color="#FF0000"/>
    </style:style>
    <style:style style:name="T17" style:parent-style-name="Policepardéfaut" style:family="text">
      <style:text-properties fo:color="#FF0000"/>
    </style:style>
    <style:style style:name="T18" style:parent-style-name="Policepardéfaut" style:family="text">
      <style:text-properties fo:color="#FF0000"/>
    </style:style>
    <style:style style:name="T19" style:parent-style-name="Policepardéfaut" style:family="text">
      <style:text-properties fo:color="#FF0000"/>
    </style:style>
    <style:style style:name="T20" style:parent-style-name="Policepardéfaut" style:family="text">
      <style:text-properties fo:color="#FF0000"/>
    </style:style>
    <style:style style:name="T21" style:parent-style-name="Policepardéfaut" style:family="text">
      <style:text-properties fo:color="#FF0000"/>
    </style:style>
    <style:style style:name="P22" style:parent-style-name="Normal" style:family="paragraph">
      <style:paragraph-properties fo:margin-left="0.4916in">
        <style:tab-stops/>
      </style:paragraph-properties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color="#FF0000"/>
    </style:style>
    <style:style style:name="T26" style:parent-style-name="Policepardéfaut" style:family="text">
      <style:text-properties fo:color="#FF0000"/>
    </style:style>
    <style:style style:name="T27" style:parent-style-name="Policepardéfaut" style:family="text">
      <style:text-properties fo:color="#FF0000"/>
    </style:style>
    <style:style style:name="T28" style:parent-style-name="Policepardéfaut" style:family="text">
      <style:text-properties fo:color="#FF0000"/>
    </style:style>
    <style:style style:name="T29" style:parent-style-name="Policepardéfaut" style:family="text">
      <style:text-properties fo:color="#FF0000"/>
    </style:style>
    <style:style style:name="T30" style:parent-style-name="Policepardéfaut" style:family="text">
      <style:text-properties fo:color="#FF0000"/>
    </style:style>
    <style:style style:name="T31" style:parent-style-name="Policepardéfaut" style:family="text">
      <style:text-properties fo:color="#4472C4"/>
    </style:style>
    <style:style style:name="P32" style:parent-style-name="Normal" style:family="paragraph">
      <style:paragraph-properties fo:margin-left="0.4916in">
        <style:tab-stops/>
      </style:paragraph-properties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color="#FF0000"/>
    </style:style>
    <style:style style:name="T35" style:parent-style-name="Policepardéfaut" style:family="text">
      <style:text-properties fo:color="#4472C4"/>
    </style:style>
    <style:style style:name="P36" style:parent-style-name="Normal" style:family="paragraph">
      <style:paragraph-properties fo:margin-left="0.4916in">
        <style:tab-stops/>
      </style:paragraph-properties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T38" style:parent-style-name="Policepardéfaut" style:family="text">
      <style:text-properties fo:color="#FF0000"/>
    </style:style>
    <style:style style:name="T39" style:parent-style-name="Policepardéfaut" style:family="text">
      <style:text-properties fo:color="#FF0000"/>
    </style:style>
    <style:style style:name="T40" style:parent-style-name="Policepardéfaut" style:family="text">
      <style:text-properties fo:color="#FF0000"/>
    </style:style>
    <style:style style:name="T41" style:parent-style-name="Policepardéfaut" style:family="text">
      <style:text-properties fo:color="#4472C4"/>
    </style:style>
    <style:style style:name="P42" style:parent-style-name="Normal" style:family="paragraph">
      <style:paragraph-properties fo:margin-left="0.4916in">
        <style:tab-stops/>
      </style:paragraph-properties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color="#FF0000"/>
    </style:style>
    <style:style style:name="T45" style:parent-style-name="Policepardéfaut" style:family="text">
      <style:text-properties fo:color="#FF0000"/>
    </style:style>
    <style:style style:name="T46" style:parent-style-name="Policepardéfaut" style:family="text">
      <style:text-properties fo:color="#FF0000"/>
    </style:style>
    <style:style style:name="T47" style:parent-style-name="Policepardéfaut" style:family="text">
      <style:text-properties fo:color="#FF0000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49" style:parent-style-name="Policepardéfaut" style:family="text">
      <style:text-properties fo:color="#FF0000"/>
    </style:style>
    <style:style style:name="T50" style:parent-style-name="Policepardéfaut" style:family="text">
      <style:text-properties fo:color="#FF0000"/>
    </style:style>
    <style:style style:name="T51" style:parent-style-name="Policepardéfaut" style:family="text">
      <style:text-properties fo:color="#FF0000"/>
    </style:style>
    <style:style style:name="T52" style:parent-style-name="Policepardéfaut" style:family="text">
      <style:text-properties fo:color="#000000"/>
    </style:style>
    <style:style style:name="T53" style:parent-style-name="Policepardéfaut" style:family="text">
      <style:text-properties fo:color="#000000"/>
    </style:style>
    <style:style style:name="T54" style:parent-style-name="Policepardéfaut" style:family="text">
      <style:text-properties fo:color="#000000"/>
    </style:style>
    <style:style style:name="T55" style:parent-style-name="Policepardéfaut" style:family="text">
      <style:text-properties fo:color="#000000"/>
    </style:style>
    <style:style style:name="T56" style:parent-style-name="Policepardéfaut" style:family="text">
      <style:text-properties fo:color="#000000"/>
    </style:style>
    <style:style style:name="T57" style:parent-style-name="Policepardéfaut" style:family="text">
      <style:text-properties fo:color="#000000"/>
    </style:style>
    <style:style style:name="T58" style:parent-style-name="Policepardéfaut" style:family="text">
      <style:text-properties fo:color="#000000"/>
    </style:style>
    <style:style style:name="T59" style:parent-style-name="Policepardéfaut" style:family="text">
      <style:text-properties fo:color="#000000"/>
    </style:style>
    <style:style style:name="T60" style:parent-style-name="Policepardéfaut" style:family="text">
      <style:text-properties fo:font-weight="bold" style:font-weight-asian="bold" style:font-weight-complex="bold" fo:color="#000000"/>
    </style:style>
    <style:style style:name="T61" style:parent-style-name="Policepardéfaut" style:family="text">
      <style:text-properties fo:font-weight="bold" style:font-weight-asian="bold" style:font-weight-complex="bold" fo:color="#000000"/>
    </style:style>
    <style:style style:name="T62" style:parent-style-name="Policepardéfaut" style:family="text">
      <style:text-properties fo:color="#FF0000"/>
    </style:style>
    <style:style style:name="T63" style:parent-style-name="Policepardéfaut" style:family="text">
      <style:text-properties fo:font-weight="bold" style:font-weight-asian="bold" style:font-weight-complex="bold" fo:color="#000000"/>
    </style:style>
    <style:style style:name="T64" style:parent-style-name="Policepardéfaut" style:family="text">
      <style:text-properties fo:color="#000000"/>
    </style:style>
    <style:style style:name="T65" style:parent-style-name="Policepardéfaut" style:family="text">
      <style:text-properties fo:color="#FF0000"/>
    </style:style>
    <style:style style:name="T66" style:parent-style-name="Policepardéfaut" style:family="text">
      <style:text-properties fo:color="#FF0000"/>
    </style:style>
    <style:style style:name="T67" style:parent-style-name="Policepardéfaut" style:family="text">
      <style:text-properties fo:font-weight="bold" style:font-weight-asian="bold" style:font-weight-complex="bold" fo:color="#000000"/>
    </style:style>
    <style:style style:name="T68" style:parent-style-name="Policepardéfaut" style:family="text">
      <style:text-properties fo:font-weight="bold" style:font-weight-asian="bold" style:font-weight-complex="bold" fo:color="#000000"/>
    </style:style>
    <style:style style:name="T69" style:parent-style-name="Policepardéfaut" style:family="text">
      <style:text-properties fo:font-weight="bold" style:font-weight-asian="bold" style:font-weight-complex="bold" fo:color="#000000"/>
    </style:style>
    <style:style style:name="T70" style:parent-style-name="Policepardéfaut" style:family="text">
      <style:text-properties fo:font-weight="bold" style:font-weight-asian="bold" style:font-weight-complex="bold" fo:color="#000000"/>
    </style:style>
    <style:style style:name="T71" style:parent-style-name="Policepardéfaut" style:family="text">
      <style:text-properties fo:font-weight="bold" style:font-weight-asian="bold" style:font-weight-complex="bold" fo:color="#000000"/>
    </style:style>
    <style:style style:name="T72" style:parent-style-name="Policepardéfaut" style:family="text">
      <style:text-properties fo:font-weight="bold" style:font-weight-asian="bold" style:font-weight-complex="bold" fo:color="#000000"/>
    </style:style>
    <style:style style:name="T73" style:parent-style-name="Policepardéfaut" style:family="text">
      <style:text-properties fo:font-weight="bold" style:font-weight-asian="bold" style:font-weight-complex="bold" fo:color="#000000"/>
    </style:style>
    <style:style style:name="T74" style:parent-style-name="Policepardéfaut" style:family="text">
      <style:text-properties fo:font-weight="bold" style:font-weight-asian="bold" style:font-weight-complex="bold" fo:color="#000000"/>
    </style:style>
    <style:style style:name="T75" style:parent-style-name="Policepardéfaut" style:family="text">
      <style:text-properties fo:color="#000000"/>
    </style:style>
    <style:style style:name="T76" style:parent-style-name="Policepardéfaut" style:family="text">
      <style:text-properties fo:color="#FF0000"/>
    </style:style>
    <style:style style:name="T77" style:parent-style-name="Policepardéfaut" style:family="text">
      <style:text-properties fo:color="#FF0000"/>
    </style:style>
    <style:style style:name="T78" style:parent-style-name="Policepardéfaut" style:family="text">
      <style:text-properties fo:color="#FF0000"/>
    </style:style>
    <style:style style:name="T79" style:parent-style-name="Policepardéfaut" style:family="text">
      <style:text-properties fo:font-weight="bold" style:font-weight-asian="bold" style:font-weight-complex="bold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T81" style:parent-style-name="Policepardéfaut" style:family="text">
      <style:text-properties fo:color="#FF0000"/>
    </style:style>
    <style:style style:name="T82" style:parent-style-name="Policepardéfaut" style:family="text">
      <style:text-properties fo:font-weight="bold" style:font-weight-asian="bold" style:font-weight-complex="bold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85" style:parent-style-name="Policepardéfaut" style:family="text">
      <style:text-properties fo:color="#FF0000"/>
    </style:style>
    <style:style style:name="T86" style:parent-style-name="Policepardéfaut" style:family="text">
      <style:text-properties fo:color="#FF0000"/>
    </style:style>
    <style:style style:name="P87" style:parent-style-name="Normal" style:family="paragraph">
      <style:paragraph-properties fo:margin-left="0.4916in">
        <style:tab-stops/>
      </style:paragraph-properties>
    </style:style>
    <style:style style:name="T88" style:parent-style-name="Policepardéfaut" style:family="text">
      <style:text-properties fo:font-weight="bold" style:font-weight-asian="bold" style:font-weight-complex="bold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color="#FF0000"/>
    </style:style>
    <style:style style:name="T91" style:parent-style-name="Policepardéfaut" style:family="text">
      <style:text-properties fo:color="#FF0000"/>
    </style:style>
    <style:style style:name="T92" style:parent-style-name="Policepardéfaut" style:family="text">
      <style:text-properties fo:color="#FF0000"/>
    </style:style>
    <style:style style:name="T93" style:parent-style-name="Policepardéfaut" style:family="text">
      <style:text-properties fo:color="#FF0000"/>
    </style:style>
    <style:style style:name="P94" style:parent-style-name="Normal" style:family="paragraph">
      <style:paragraph-properties fo:margin-left="0.4916in">
        <style:tab-stops/>
      </style:paragraph-properties>
    </style:style>
    <style:style style:name="T95" style:parent-style-name="Policepardéfaut" style:family="text">
      <style:text-properties fo:font-weight="bold" style:font-weight-asian="bold" style:font-weight-complex="bold"/>
    </style:style>
    <style:style style:name="T96" style:parent-style-name="Policepardéfaut" style:family="text">
      <style:text-properties fo:font-weight="bold" style:font-weight-asian="bold" style:font-weight-complex="bold"/>
    </style:style>
    <style:style style:name="T97" style:parent-style-name="Policepardéfaut" style:family="text">
      <style:text-properties fo:color="#FF0000"/>
    </style:style>
    <style:style style:name="T98" style:parent-style-name="Policepardéfaut" style:family="text">
      <style:text-properties fo:color="#FF0000"/>
    </style:style>
    <style:style style:name="T99" style:parent-style-name="Policepardéfaut" style:family="text">
      <style:text-properties fo:color="#FF0000"/>
    </style:style>
    <style:style style:name="T100" style:parent-style-name="Policepardéfaut" style:family="text">
      <style:text-properties fo:color="#FF0000"/>
    </style:style>
    <style:style style:name="T101" style:parent-style-name="Policepardéfaut" style:family="text">
      <style:text-properties fo:color="#FF0000"/>
    </style:style>
    <style:style style:name="T102" style:parent-style-name="Policepardéfaut" style:family="text">
      <style:text-properties fo:font-weight="bold" style:font-weight-asian="bold" style:font-weight-complex="bold"/>
    </style:style>
    <style:style style:name="T103" style:parent-style-name="Policepardéfaut" style:family="text">
      <style:text-properties fo:font-weight="bold" style:font-weight-asian="bold" style:font-weight-complex="bold"/>
    </style:style>
    <style:style style:name="T104" style:parent-style-name="Policepardéfaut" style:family="text">
      <style:text-properties fo:color="#FF0000"/>
    </style:style>
    <style:style style:name="P105" style:parent-style-name="Normal" style:family="paragraph">
      <style:paragraph-properties fo:margin-left="0.4916in">
        <style:tab-stops/>
      </style:paragraph-properties>
    </style:style>
    <style:style style:name="T106" style:parent-style-name="Policepardéfaut" style:family="text">
      <style:text-properties fo:font-weight="bold" style:font-weight-asian="bold" style:font-weight-complex="bold"/>
    </style:style>
    <style:style style:name="T107" style:parent-style-name="Policepardéfaut" style:family="text">
      <style:text-properties fo:font-weight="bold" style:font-weight-asian="bold" style:font-weight-complex="bold"/>
    </style:style>
    <style:style style:name="T108" style:parent-style-name="Policepardéfaut" style:family="text">
      <style:text-properties fo:color="#FF0000"/>
    </style:style>
    <style:style style:name="T109" style:parent-style-name="Policepardéfaut" style:family="text">
      <style:text-properties fo:color="#FF0000"/>
    </style:style>
    <style:style style:name="P110" style:parent-style-name="Normal" style:family="paragraph">
      <style:paragraph-properties fo:margin-left="0.4916in">
        <style:tab-stops/>
      </style:paragraph-properties>
    </style:style>
    <style:style style:name="T111" style:parent-style-name="Policepardéfaut" style:family="text">
      <style:text-properties fo:font-weight="bold" style:font-weight-asian="bold" style:font-weight-complex="bold"/>
    </style:style>
    <style:style style:name="T112" style:parent-style-name="Policepardéfaut" style:family="text">
      <style:text-properties fo:font-weight="bold" style:font-weight-asian="bold" style:font-weight-complex="bold"/>
    </style:style>
    <style:style style:name="T113" style:parent-style-name="Policepardéfaut" style:family="text">
      <style:text-properties fo:font-weight="bold" style:font-weight-asian="bold" style:font-weight-complex="bold"/>
    </style:style>
    <style:style style:name="T114" style:parent-style-name="Policepardéfaut" style:family="text">
      <style:text-properties fo:font-weight="bold" style:font-weight-asian="bold" style:font-weight-complex="bold"/>
    </style:style>
    <style:style style:name="T115" style:parent-style-name="Policepardéfaut" style:family="text">
      <style:text-properties fo:font-weight="bold" style:font-weight-asian="bold" style:font-weight-complex="bold"/>
    </style:style>
    <style:style style:name="T116" style:parent-style-name="Policepardéfaut" style:family="text">
      <style:text-properties fo:color="#FF0000"/>
    </style:style>
    <style:style style:name="T117" style:parent-style-name="Policepardéfaut" style:family="text">
      <style:text-properties fo:color="#FF0000"/>
    </style:style>
    <style:style style:name="P118" style:parent-style-name="Normal" style:family="paragraph">
      <style:paragraph-properties fo:margin-left="0.4916in">
        <style:tab-stops/>
      </style:paragraph-properties>
    </style:style>
    <style:style style:name="T119" style:parent-style-name="Policepardéfaut" style:family="text">
      <style:text-properties fo:font-weight="bold" style:font-weight-asian="bold" style:font-weight-complex="bold"/>
    </style:style>
    <style:style style:name="T120" style:parent-style-name="Policepardéfaut" style:family="text">
      <style:text-properties fo:color="#FF0000"/>
    </style:style>
    <style:style style:name="T121" style:parent-style-name="Policepardéfaut" style:family="text">
      <style:text-properties fo:color="#FF0000"/>
    </style:style>
    <style:style style:name="T122" style:parent-style-name="Policepardéfaut" style:family="text">
      <style:text-properties fo:font-weight="bold" style:font-weight-asian="bold" style:font-weight-complex="bold" fo:color="#FF0000"/>
    </style:style>
    <style:style style:name="P123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/>
    </style:style>
    <style:style style:name="P124" style:parent-style-name="Normal" style:family="paragraph">
      <style:paragraph-properties fo:margin-left="0.4916in">
        <style:tab-stops/>
      </style:paragraph-properties>
      <style:text-properties fo:color="#FF0000"/>
    </style:style>
    <style:style style:name="P125" style:parent-style-name="Normal" style:family="paragraph">
      <style:paragraph-properties fo:margin-left="0.4916in">
        <style:tab-stops/>
      </style:paragraph-properties>
      <style:text-properties fo:color="#FF0000"/>
    </style:style>
    <style:style style:name="P126" style:parent-style-name="Normal" style:family="paragraph">
      <style:paragraph-properties fo:margin-left="0.4916in">
        <style:tab-stops/>
      </style:paragraph-properties>
      <style:text-properties fo:color="#FF0000"/>
    </style:style>
    <style:style style:name="T127" style:parent-style-name="Policepardéfaut" style:family="text">
      <style:text-properties fo:color="#FF0000"/>
    </style:style>
    <style:style style:name="P128" style:parent-style-name="Normal" style:family="paragraph">
      <style:text-properties fo:color="#FF0000"/>
    </style:style>
    <style:style style:name="P129" style:parent-style-name="Normal" style:family="paragraph">
      <style:text-properties fo:color="#FF0000"/>
    </style:style>
    <style:style style:name="P130" style:parent-style-name="Normal" style:family="paragraph">
      <style:text-properties fo:color="#FF0000"/>
    </style:style>
    <style:style style:name="P131" style:parent-style-name="Normal" style:family="paragraph">
      <style:paragraph-properties fo:margin-left="0.4916in">
        <style:tab-stops/>
      </style:paragraph-properties>
      <style:text-properties fo:color="#4472C4"/>
    </style:style>
  </office:automatic-styles>
  <office:body>
    <office:text text:use-soft-page-breaks="true">
      <text:p text:style-name="P1">Type d’attaque :<text:s/></text:p>
      <text:p text:style-name="Normal"/>
      <text:p text:style-name="Normal">-<text:span text:style-name="T2">Casse BDD, Données<text:s/></text:span></text:p>
      <text:p text:style-name="Normal">-<text:span text:style-name="T3">MTIM (man in the middle)</text:span><text:span text:style-name="T4"><text:s/>(intervertir pour modifie ou erroné<text:s/></text:span><text:span text:style-name="T5">une discussion</text:span><text:span text:style-name="T6">)</text:span></text:p>
      <text:p text:style-name="Normal"><text:span text:style-name="T7">- malware ou logiciel malveillant</text:span><text:s/><text:span text:style-name="T8">(un programme qui au lieu de faire du bien fait du mal)<text:s/></text:span></text:p>
      <text:p text:style-name="P9"><text:span text:style-name="T10">-</text:span><text:span text:style-name="T11">Ransomware</text:span><text:s/><text:span text:style-name="T12">(chiffre</text:span><text:span text:style-name="T13"><text:s/>les données et détruit la clé de chiffrement<text:s/></text:span><text:span text:style-name="T14">à</text:span><text:span text:style-name="T15"><text:s/>l’insu de<text:s/></text:span><text:span text:style-name="T16">l’utilisateur)</text:span><text:span text:style-name="T17"><text:s/>demande généralement<text:s/></text:span><text:span text:style-name="T18">une rançon</text:span><text:span text:style-name="T19"><text:s/>en l’échange des données</text:span><text:span text:style-name="T20">)</text:span><text:span text:style-name="T21"><text:s/></text:span>(résoudre : restaurer<text:s/>une sauvegarde<text:s/>a 0 et enlevé du réseau pour qu’il ne se développe pas<text:s/></text:p>
      <text:p text:style-name="P22"><text:span text:style-name="T23">-</text:span><text:span text:style-name="T24">Ver (Worms)</text:span><text:s/>:<text:s/><text:span text:style-name="T25">comme un ver<text:s/></text:span><text:span text:style-name="T26">coupé</text:span><text:span text:style-name="T27"><text:s/>pour se<text:s/></text:span><text:span text:style-name="T28">développer</text:span><text:span text:style-name="T29"><text:s/></text:span><text:span text:style-name="T30">partout<text:s/></text:span>mais<text:s/><text:span text:style-name="T31">vieux donc plus simple de stopper<text:s/></text:span></text:p>
      <text:p text:style-name="P32"><text:span text:style-name="T33">-cheval de Troie (trojan)</text:span> :<text:s/><text:span text:style-name="T34">rentre dans le service informatique parait bien mais une fois bien encrée il se déclenche et deviens malveillant<text:s/></text:span><text:span text:style-name="T35">2010-2017</text:span></text:p>
      <text:p text:style-name="P36"><text:span text:style-name="T37">-virus</text:span><text:s/><text:span text:style-name="T38">(fais ce qu’il a<text:s/></text:span><text:span text:style-name="T39">à faire</text:span><text:span text:style-name="T40"><text:s/>ou il doit le faire et une fois fait arrête)<text:s/></text:span><text:span text:style-name="T41">chiant car a envoyé un par un , plus léger , plus visible , trop vieux<text:s/></text:span></text:p>
      <text:p text:style-name="P42"><text:span text:style-name="T43">Adware</text:span><text:s/><text:span text:style-name="T44">(logiciel malveillant pour<text:s/></text:span><text:span text:style-name="T45">injecter</text:span><text:span text:style-name="T46"><text:s/>des pubs, extension, pub malveillante) <text:s/></text:span></text:p>
      <text:p text:style-name="Normal"><text:span text:style-name="T47">-</text:span><text:span text:style-name="T48">Keylogger</text:span> <text:span text:style-name="T49">: (s’installe<text:s/></text:span><text:span text:style-name="T50">logiciellement ou matériellement, et garde tout ce qu’on écrit pour trouver un MDP, MDP de carte bleu etc..</text:span><text:span text:style-name="T51">)<text:s/></text:span><text:span text:style-name="T52">pour se protéger :<text:s/></text:span><text:span text:style-name="T53">F</text:span><text:span text:style-name="T54">rappe<text:s/></text:span><text:span text:style-name="T55">C</text:span><text:span text:style-name="T56">roisée</text:span><text:span text:style-name="T57"><text:s/>faire des choses en même temps que de taper un MPD (taper pas dans<text:s/></text:span><text:span text:style-name="T58">l’ordre) (restaurer le système)<text:s/></text:span></text:p>
      <text:p text:style-name="Normal"><text:span text:style-name="T59">-</text:span><text:span text:style-name="T60">faille XSS</text:span><text:span text:style-name="T61"> : <text:s/></text:span><text:span text:style-name="T62">arrivé à faire exécuter un script pas dans notre serveur pour causer des dégâts malveillants<text:s/></text:span></text:p>
      <text:p text:style-name="Normal"><text:span text:style-name="T63">- Injection SQL</text:span><text:span text:style-name="T64"> :<text:s/></text:span><text:span text:style-name="T65">attaque information pour modifier une action ou des données autres<text:s/></text:span></text:p>
      <text:p text:style-name="Normal">-<text:span text:style-name="T66"><text:s/></text:span><text:span text:style-name="T67">D</text:span><text:span text:style-name="T68">épassement<text:s/></text:span><text:span text:style-name="T69">T</text:span><text:span text:style-name="T70">ampon (</text:span><text:span text:style-name="T71">B</text:span><text:span text:style-name="T72">uffer<text:s/></text:span><text:span text:style-name="T73">O</text:span><text:span text:style-name="T74">verflow)</text:span><text:span text:style-name="T75"><text:s/></text:span><text:span text:style-name="T76">modifie le comportement du programme pour aller plus<text:s/></text:span><text:span text:style-name="T77">loin,</text:span><text:span text:style-name="T78"><text:s/>forcer le passage.<text:s/></text:span></text:p>
      <text:p text:style-name="Normal"><text:span text:style-name="T79">-Botnet</text:span><text:span text:style-name="T80">s<text:s/></text:span>:<text:s/><text:span text:style-name="T81"><text:s/>réseau d’équipement sous le contrôle d’un pirate qui s’unisse pour mener une attaque<text:s/></text:span>(pour résoudre mettre à jour).</text:p>
      <text:p text:style-name="Normal"><text:span text:style-name="T82"><text:tab/>-Envoyer du spam</text:span><text:span text:style-name="T83"> </text:span><text:span text:style-name="T84">:</text:span><text:s/><text:span text:style-name="T85">utiliser des millions d’équipement pour envoyer des millions de mails</text:span><text:span text:style-name="T86">.</text:span></text:p>
      <text:p text:style-name="P87"><text:span text:style-name="T88">-vols d’informations sensible</text:span> <text:span text:style-name="T89">:</text:span><text:span text:style-name="T90"><text:s/>(Keylogger</text:span><text:span text:style-name="T91">)</text:span><text:span text:style-name="T92"><text:s/>collecte les résultats et automatise (envoie d’autre keylogger)</text:span><text:span text:style-name="T93">.</text:span></text:p>
      <text:p text:style-name="P94"><text:span text:style-name="T95">-</text:span><text:span text:style-name="T96">Installer des spywares :</text:span><text:span text:style-name="T97"><text:s/></text:span><text:span text:style-name="T98"><text:s/>que tout le monde peut ouvrir</text:span><text:span text:style-name="T99">.</text:span><text:span text:style-name="T100"><text:s/></text:span></text:p>
      <text:p text:style-name="Normal"><text:span text:style-name="T101"><text:tab/></text:span><text:span text:style-name="T102">-installer un site web malicieux (PHISHING)</text:span><text:span text:style-name="T103"> </text:span><text:span text:style-name="T104">: installer un faux site malveillant</text:span></text:p>
      <text:p text:style-name="P105"><text:span text:style-name="T106">-paralysé un réseau en dénis de service DDOS</text:span><text:span text:style-name="T107"><text:s/>(Distributed denial of service)<text:s/></text:span>:<text:s/><text:span text:style-name="T108">plusieurs équipements qui attaquent une cible</text:span><text:span text:style-name="T109">.</text:span></text:p>
      <text:p text:style-name="P110"><text:span text:style-name="T111">-</text:span><text:span text:style-name="T112">truquer les stati</text:span><text:span text:style-name="T113">sti</text:span><text:span text:style-name="T114">ques des sites web (sondage en ligne, rémunération en clic)</text:span><text:span text:style-name="T115"> </text:span><text:span text:style-name="T116">: faire dire ce qu’on veut dire</text:span><text:span text:style-name="T117">.</text:span></text:p>
      <text:p text:style-name="P118"><text:span text:style-name="T119">-rémunération au clic </text:span><text:span text:style-name="T120">: les enseignent paie pour la publicité au clic</text:span><text:span text:style-name="T121">.</text:span><text:span text:style-name="T122"><text:s/></text:span></text:p>
      <text:p text:style-name="P123"/>
      <text:p text:style-name="P124"/>
      <text:p text:style-name="P125"/>
      <text:p text:style-name="P126"/>
      <text:p text:style-name="Normal"><text:span text:style-name="T127"><text:tab/></text:span></text:p>
      <text:p text:style-name="P128"/>
      <text:p text:style-name="P129"/>
      <text:p text:style-name="P130"/>
      <text:p text:style-name="P131"/>
      <text:p text:style-name="Normal"/>
      <text:p text:style-name="Normal"><text:s/></text:p>
      <text:p text:style-name="Normal"/>
      <text:p text:style-name="Normal"/>
      <text:p text:style-name="Normal"/>
      <text:p text:style-name="Normal">Boite a outils : CryptoSherif (déchiffrement de données)<text:s/></text:p>
      <text:p text:style-name="Normal"><text:tab/><text:tab/>Virustotale : (ficher mal veillant ou non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bold" style:font-weight-asian="bold" style:use-window-font-color="true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ANDUZE</meta:initial-creator>
    <dc:creator>Jules ANDUZE</dc:creator>
    <meta:creation-date>2023-09-20T11:06:00Z</meta:creation-date>
    <dc:date>2023-09-20T12:52:00Z</dc:date>
    <meta:template xlink:href="Normal" xlink:type="simple"/>
    <meta:editing-cycles>4</meta:editing-cycles>
    <meta:editing-duration>PT5940S</meta:editing-duration>
    <meta:document-statistic meta:page-count="2" meta:paragraph-count="4" meta:word-count="372" meta:character-count="2416" meta:row-count="17" meta:non-whitespace-character-count="2048"/>
  </office:meta>
</office:document-meta>
</file>